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5-11-2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5-06-1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5176" calcext:value-type="float">
            <text:p>106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5-03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4-12-1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4256" calcext:value-type="float">
            <text:p>107.2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4-09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4-05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8432" calcext:value-type="float">
            <text:p>107.0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4-02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7368" calcext:value-type="float">
            <text:p>106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3-11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3-08-3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3-06-20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3-03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2-11-2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2-09-2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2-06-2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4152" calcext:value-type="float">
            <text:p>107.1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2-03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2-02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1-09-0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1-06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8432" calcext:value-type="float">
            <text:p>107.0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1-03-1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2648" calcext:value-type="float">
            <text:p>107.2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6552" calcext:value-type="float">
            <text:p>107.2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8556" calcext:value-type="float">
            <text:p>107.31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9328" calcext:value-type="float">
            <text:p>107.3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6112" calcext:value-type="float">
            <text:p>107.5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5696" calcext:value-type="float">
            <text:p>107.2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0184" calcext:value-type="float">
            <text:p>107.3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5256" calcext:value-type="float">
            <text:p>107.5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0496" calcext:value-type="float">
            <text:p>107.6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7916" calcext:value-type="float">
            <text:p>107.5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4024" calcext:value-type="float">
            <text:p>107.6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1728" calcext:value-type="float">
            <text:p>107.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8408" calcext:value-type="float">
            <text:p>107.6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7448" calcext:value-type="float">
            <text:p>107.5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37072" calcext:value-type="float">
            <text:p>107.6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7928" calcext:value-type="float">
            <text:p>107.6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1372" calcext:value-type="float">
            <text:p>107.75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6884" calcext:value-type="float">
            <text:p>107.65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5192" calcext:value-type="float">
            <text:p>107.8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0536" calcext:value-type="float">
            <text:p>107.9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0348" calcext:value-type="float">
            <text:p>107.94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